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F9DB20AA7D30102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MPF0">
      <style:table-properties style:width="6.4896in" fo:margin-left="0in" style:page-number="auto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527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Table2" style:family="table">
      <style:table-properties style:width="6.5in" fo:margin-left="0in" table:align="left"/>
    </style:style>
    <style:style style:name="Table2.A" style:family="table-column">
      <style:table-column-properties style:column-width="0.7083in"/>
    </style:style>
    <style:style style:name="Table2.B" style:family="table-column">
      <style:table-column-properties style:column-width="1.7in"/>
    </style:style>
    <style:style style:name="Table2.C" style:family="table-column">
      <style:table-column-properties style:column-width="2.3375in"/>
    </style:style>
    <style:style style:name="Table2.D" style:family="table-column">
      <style:table-column-properties style:column-width="1.7542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2.D3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Table3" style:family="table">
      <style:table-properties style:width="6.4965in" fo:margin-left="0in" table:align="left"/>
    </style:style>
    <style:style style:name="Table3.A" style:family="table-column">
      <style:table-column-properties style:column-width="2.166in"/>
    </style:style>
    <style:style style:name="Table3.B" style:family="table-column">
      <style:table-column-properties style:column-width="2.1653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C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4965in" fo:margin-left="0in" table:align="left"/>
    </style:style>
    <style:style style:name="Table4.A" style:family="table-column">
      <style:table-column-properties style:column-width="2.166in"/>
    </style:style>
    <style:style style:name="Table4.B" style:family="table-column">
      <style:table-column-properties style:column-width="2.1653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C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Нижний_20_колонтитул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margin-top="0in" fo:margin-bottom="0in" style:contextual-spacing="false" fo:line-height="100%" fo:break-before="page"/>
    </style:style>
    <style:style style:name="P3" style:family="paragraph" style:parent-style-name="Standard">
      <style:paragraph-properties fo:margin-top="0in" fo:margin-bottom="0in" style:contextual-spacing="false" fo:line-height="100%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officeooo:paragraph-rsid="001e4443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7" style:family="paragraph" style:parent-style-name="Standard">
      <style:paragraph-properties fo:margin-left="0in" fo:margin-right="-0.0016in" fo:margin-top="0in" fo:margin-bottom="0in" style:contextual-spacing="false" fo:line-height="100%" fo:text-align="center" style:justify-single-word="false" fo:text-indent="0in" style:auto-text-indent="false"/>
      <style:text-properties style:font-name="Times New Roman1" fo:font-size="12pt" fo:language="ru" fo:country="RU" fo:font-weight="bold" style:font-name-asian="Times New Roman1" style:font-size-asian="12pt" style:font-weight-asian="bold" style:font-name-complex="Times New Roman1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style:font-name="Times New Roman1" fo:font-size="12pt" fo:language="ru" fo:country="RU" fo:font-style="italic" style:font-name-asian="Times New Roman1" style:font-size-asian="12pt" style:font-style-asian="italic" style:font-name-complex="Times New Roman1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0" style:shadow="none"/>
      <style:text-properties style:font-name="Times New Roman1" fo:font-size="6pt" fo:language="ru" fo:country="RU" style:font-name-asian="Times New Roman1" style:font-size-asian="6pt" style:font-name-complex="Times New Roman1" style:font-size-complex="14pt" style:font-weight-complex="bold"/>
    </style:style>
    <style:style style:name="P11" style:family="paragraph" style:parent-style-name="Standard">
      <style:paragraph-properties fo:margin-left="0.25in" fo:margin-right="0in" fo:margin-top="0in" fo:margin-bottom="0in" style:contextual-spacing="false" fo:line-height="100%" fo:text-align="center" style:justify-single-word="false" fo:text-indent="0in" style:auto-text-indent="false">
        <style:tab-stops/>
      </style:paragraph-properties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1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fo:font-weight="bold" style:font-size-asian="14pt" style:font-weight-asian="bold" style:font-size-complex="14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fo:language="ru" fo:country="RU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4pt" fo:language="ru" fo:country="RU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19" style:family="paragraph" style:parent-style-name="Preformatted_20_Text">
      <style:text-properties style:font-name="Times New Roman1" fo:font-size="14pt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21" style:family="paragraph" style:parent-style-name="Standard">
      <style:text-properties style:font-name="Times New Roman1" fo:font-size="14pt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4pt" officeooo:rsid="001ffaae" officeooo:paragraph-rsid="001ffaae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size="14pt" fo:language="en" fo:country="US" officeooo:rsid="001e4443" officeooo:paragraph-rsid="001e4443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1ffaae" officeooo:paragraph-rsid="001ffaae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4pt" fo:language="en" fo:country="US" officeooo:rsid="0020a88a" officeooo:paragraph-rsid="0020a88a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1" fo:language="ru" fo:country="RU" fo:font-style="italic" style:font-name-asian="Times New Roman1" style:font-style-asian="italic" style:font-name-complex="Times New Roman1"/>
    </style:style>
    <style:style style:name="P29" style:family="paragraph" style:parent-style-name="Обычный_20__28_Интернет_29_">
      <style:text-properties fo:font-size="14pt" style:font-size-asian="14pt" style:font-size-complex="14pt"/>
    </style:style>
    <style:style style:name="P30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6pt" fo:language="ru" fo:country="RU" style:font-size-asian="16pt" style:language-asian="ru" style:country-asian="RU" style:font-size-complex="16pt"/>
    </style:style>
    <style:style style:name="P31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.3055in" style:auto-text-indent="false"/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P32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33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34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35" style:family="paragraph" style:parent-style-name="Абзац_20_списка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36" style:family="paragraph" style:parent-style-name="Абзац_20_списка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  <style:text-properties fo:color="#000000" loext:opacity="100%" fo:font-size="14pt" fo:language="ru" fo:country="RU" fo:font-style="italic" style:font-size-asian="14pt" style:language-asian="ru" style:country-asian="RU" style:font-style-asian="italic" style:font-size-complex="14pt" style:font-style-complex="italic" style:font-weight-complex="bold"/>
    </style:style>
    <style:style style:name="P37" style:family="paragraph" style:parent-style-name="Абзац_20_списка">
      <style:paragraph-properties fo:margin-left="0.32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P38" style:family="paragraph" style:parent-style-name="Абзац_20_списка">
      <style:paragraph-properties fo:margin-left="0in" fo:margin-right="0in" fo:margin-top="0.1665in" fo:margin-bottom="0in" style:contextual-spacing="false" fo:line-height="115%" fo:text-align="center" style:justify-single-word="false" fo:text-indent="0in" style:auto-text-indent="false">
        <style:tab-stops/>
      </style:paragraph-properties>
      <style:text-properties fo:color="#000000" loext:opacity="100%" fo:font-size="14pt" fo:font-weight="normal" style:font-size-asian="14pt" style:font-weight-asian="normal" style:font-size-complex="14pt"/>
    </style:style>
    <style:style style:name="P39" style:family="paragraph" style:parent-style-name="Абзац_20_списка">
      <style:paragraph-properties fo:margin-left="0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 style:font-weight-complex="bold"/>
    </style:style>
    <style:style style:name="P40" style:family="paragraph" style:parent-style-name="Обычный">
      <style:paragraph-properties fo:margin-left="0.5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5pt" fo:language="ru" fo:country="RU" style:font-size-asian="15pt" style:language-asian="ru" style:country-asian="RU" style:font-size-complex="15pt"/>
    </style:style>
    <style:style style:name="P41" style:family="paragraph" style:parent-style-name="Preformatted_20_Text">
      <style:text-properties fo:color="#000000" loext:opacity="100%" fo:font-size="15pt" fo:language="ru" fo:country="RU" officeooo:paragraph-rsid="00122487" style:font-size-asian="15pt" style:language-asian="ru" style:country-asian="RU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font-name="Times New Roman1" fo:font-size="14pt" fo:language="ru" fo:country="RU" style:font-size-asian="14pt" style:font-size-complex="14pt"/>
    </style:style>
    <style:style style:name="P43" style:family="paragraph" style:parent-style-name="Preformatted_20_Text">
      <style:paragraph-properties fo:margin-top="0in" fo:margin-bottom="0in" style:contextual-spacing="false" fo:text-align="start" style:justify-single-word="false"/>
      <style:text-properties fo:color="#000000" loext:opacity="100%" style:font-name="Times New Roman1" fo:font-size="14pt" fo:language="ru" fo:country="RU" fo:font-weight="bold" officeooo:paragraph-rsid="00122487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4" style:family="paragraph" style:parent-style-name="Standard">
      <style:text-properties fo:color="#000000" loext:opacity="100%" style:font-name="Droid Sans Mono" fo:font-size="10.5pt" fo:font-style="italic" fo:font-weight="normal" officeooo:paragraph-rsid="00122487" fo:background-color="#ffffff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fo:background-color="#ffffff"/>
    </style:style>
    <style:style style:name="P46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style:font-name="Droid Sans Mono" fo:font-size="10.5pt" fo:font-weight="normal" officeooo:paragraph-rsid="001e4443" fo:background-color="#ffffff"/>
    </style:style>
    <style:style style:name="P47" style:family="paragraph" style:parent-style-name="Standard">
      <style:paragraph-properties fo:margin-top="0in" fo:margin-bottom="0in" style:contextual-spacing="false" style:line-height-at-least="0.198in"/>
      <style:text-properties fo:color="#000000" loext:opacity="100%" fo:background-color="#ffffff"/>
    </style:style>
    <style:style style:name="P48" style:family="paragraph" style:parent-style-name="Абзац_20_списка">
      <style:paragraph-properties fo:margin-left="0.8055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49" style:family="paragraph" style:parent-style-name="Абзац_20_списка">
      <style:paragraph-properties fo:margin-left="0.0783in" fo:margin-right="0in" fo:margin-top="0.1665in" fo:margin-bottom="0in" style:contextual-spacing="false" fo:line-height="115%" fo:text-align="start" style:justify-single-word="false" fo:text-indent="0in" style:auto-text-indent="false">
        <style:tab-stops/>
      </style:paragraph-properties>
    </style:style>
    <style:style style:name="P50" style:family="paragraph" style:parent-style-name="Абзац_20_списка">
      <style:paragraph-properties fo:margin-left="0.748in" fo:margin-right="0in" fo:margin-top="0.1665in" fo:margin-bottom="0in" style:contextual-spacing="false" fo:line-height="115%" fo:text-align="start" style:justify-single-word="false" fo:text-indent="-0.1965in" style:auto-text-indent="false">
        <style:tab-stops/>
      </style:paragraph-properties>
    </style:style>
    <style:style style:name="P51" style:family="paragraph" style:parent-style-name="Обычный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</style:style>
    <style:style style:name="P52" style:family="paragraph" style:parent-style-name="Абзац_20_списка">
      <style:paragraph-properties fo:margin-left="0.1575in" fo:margin-right="0.1181in" fo:margin-top="0.1665in" fo:margin-bottom="0in" style:contextual-spacing="false" fo:line-height="115%" fo:text-align="center" style:justify-single-word="false" fo:text-indent="-0.0398in" style:auto-text-indent="false">
        <style:tab-stops/>
      </style:paragraph-properties>
      <style:text-properties officeooo:paragraph-rsid="001e4443"/>
    </style:style>
    <style:style style:name="P53" style:family="paragraph" style:parent-style-name="Абзац_20_списка">
      <style:paragraph-properties fo:margin-left="0.25in" fo:margin-right="0in" fo:margin-top="0.1654in" fo:margin-bottom="0in" style:contextual-spacing="false" fo:text-align="start" style:justify-single-word="false" fo:text-indent="0in" style:auto-text-indent="false">
        <style:tab-stops/>
      </style:paragraph-properties>
    </style:style>
    <style:style style:name="P54" style:family="paragraph" style:parent-style-name="Standard">
      <style:paragraph-properties fo:text-align="start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Table_20_Contents">
      <style:paragraph-properties fo:text-align="center" style:justify-single-word="false"/>
      <style:text-properties officeooo:paragraph-rsid="001e4443"/>
    </style:style>
    <style:style style:name="P58" style:family="paragraph" style:parent-style-name="Обычный">
      <style:text-properties style:font-name="Times New Roman" fo:font-size="14pt" style:font-size-asian="14pt" style:font-size-complex="14pt"/>
    </style:style>
    <style:style style:name="P59" style:family="paragraph" style:parent-style-name="Обычный">
      <style:text-properties style:font-name="Times New Roman" fo:font-size="14pt" officeooo:paragraph-rsid="00126946" style:font-size-asian="14pt" style:font-size-complex="14pt"/>
    </style:style>
    <style:style style:name="P60" style:family="paragraph" style:parent-style-name="Обычный">
      <style:text-properties style:font-name="Times New Roman" fo:font-size="18pt" fo:font-weight="normal" officeooo:rsid="0013019f" officeooo:paragraph-rsid="0013019f" style:font-size-asian="18pt" style:font-weight-asian="normal" style:font-size-complex="18pt" style:font-weight-complex="normal"/>
    </style:style>
    <style:style style:name="P61" style:family="paragraph" style:parent-style-name="Обычный">
      <style:text-properties fo:color="#d4d4d4" loext:opacity="100%" style:font-name="Droid Sans Mono1" fo:font-size="10.5pt" fo:font-weight="normal" officeooo:paragraph-rsid="0013019f" fo:background-color="#1e1e1e"/>
    </style:style>
    <style:style style:name="P62" style:family="paragraph" style:parent-style-name="Table_20_Contents">
      <style:paragraph-properties fo:text-align="center" style:justify-single-word="false"/>
      <style:text-properties officeooo:rsid="001ffaae" officeooo:paragraph-rsid="001ffaae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4pt" fo:language="ru" fo:country="RU" officeooo:paragraph-rsid="0020bc5a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officeooo:paragraph-rsid="001e4443"/>
    </style:style>
    <style:style style:name="P65" style:family="paragraph" style:parent-style-name="Table_20_Contents" style:list-style-name="L1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66" style:family="paragraph" style:parent-style-name="Table_20_Contents" style:list-style-name="L3">
      <style:paragraph-properties fo:text-align="start" style:justify-single-word="false"/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67" style:family="paragraph" style:parent-style-name="Table_20_Contents" style:list-style-name="L2">
      <style:text-properties style:font-name="Times New Roman1" fo:font-size="14pt" fo:language="ru" fo:country="RU" officeooo:rsid="001e4443" officeooo:paragraph-rsid="001e4443" style:font-size-asian="14pt" style:font-size-complex="14pt"/>
    </style:style>
    <style:style style:name="P68" style:family="paragraph" style:parent-style-name="Абзац_20_списка" style:list-style-name="L4">
      <style:paragraph-properties fo:margin-top="0.1665in" fo:margin-bottom="0in" style:contextual-spacing="false" fo:line-height="115%" fo:text-align="start" style:justify-single-word="false"/>
    </style:style>
    <style:style style:name="P69" style:family="paragraph" style:parent-style-name="Абзац_20_списка" style:list-style-name="L4">
      <style:paragraph-properties fo:margin-top="0.1665in" fo:margin-bottom="0in" style:contextual-spacing="false" fo:line-height="115%" fo:text-align="start" style:justify-single-word="false"/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P70" style:family="paragraph" style:parent-style-name="Абзац_20_списка" style:list-style-name="L5">
      <style:paragraph-properties fo:margin-left="0in" fo:margin-right="0in" fo:margin-top="0.1665in" fo:margin-bottom="0in" style:contextual-spacing="false" fo:line-height="115%" fo:text-indent="0in" style:auto-text-indent="false"/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 style:font-weight-complex="bold"/>
    </style:style>
    <style:style style:name="P71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P72" style:family="paragraph" style:parent-style-name="Абзац_20_списка">
      <style:paragraph-properties fo:margin-left="0.0783in" fo:margin-right="0in" fo:margin-top="0.1665in" fo:margin-bottom="0in" style:contextual-spacing="false" fo:line-height="115%" fo:text-indent="0in" style:auto-text-indent="false">
        <style:tab-stops/>
      </style:paragraph-properties>
      <style:text-properties fo:color="#000000" loext:opacity="100%" fo:font-size="14pt" fo:language="ru" fo:country="RU" fo:font-weight="normal" officeooo:rsid="002335b2" officeooo:paragraph-rsid="002335b2" style:font-size-asian="14pt" style:language-asian="ru" style:country-asian="RU" style:font-weight-asian="normal" style:font-size-complex="14pt"/>
    </style:style>
    <style:style style:name="P73" style:family="paragraph" style:parent-style-name="Заголовок_20_1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P74" style:family="paragraph" style:parent-style-name="Заголовок_20_1">
      <style:text-properties style:font-name="Times New Roman1" fo:font-size="20pt" fo:font-weight="bold" officeooo:paragraph-rsid="00122487" style:font-size-asian="20pt" style:font-weight-asian="bold" style:font-size-complex="20pt" style:font-weight-complex="bold"/>
    </style:style>
    <style:style style:name="P75" style:family="paragraph" style:parent-style-name="Заголовок_20_1">
      <style:text-properties style:font-name="Times New Roman1" fo:font-size="20pt" fo:font-weight="bold" officeooo:paragraph-rsid="00126946" style:font-size-asian="20pt" style:font-weight-asian="bold" style:font-size-complex="20pt" style:font-weight-complex="bold"/>
    </style:style>
    <style:style style:name="P76" style:family="paragraph" style:parent-style-name="Заголовок_20_1">
      <style:text-properties style:font-name="Times New Roman1" fo:font-size="20pt" fo:language="ru" fo:country="RU" fo:font-weight="bold" style:font-size-asian="20pt" style:font-weight-asian="bold" style:font-size-complex="20pt" style:font-weight-complex="bold"/>
    </style:style>
    <style:style style:name="T1" style:family="text">
      <style:text-properties style:font-name="Times New Roman1" fo:language="ru" fo:country="RU" fo:font-weight="bold" style:font-name-asian="Times New Roman1" style:font-weight-asian="bold" style:font-name-complex="Times New Roman1"/>
    </style:style>
    <style:style style:name="T2" style:family="text">
      <style:text-properties style:font-name="Times New Roman1" fo:font-size="12pt" fo:language="ru" fo:country="RU" style:font-name-asian="Times New Roman1" style:font-size-asian="12pt" style:font-name-complex="Times New Roman1"/>
    </style:style>
    <style:style style:name="T3" style:family="text">
      <style:text-properties style:font-name="Times New Roman1" fo:font-size="12pt" style:font-name-asian="Times New Roman1" style:font-size-asian="12pt" style:font-name-complex="Times New Roman1"/>
    </style:style>
    <style:style style:name="T4" style:family="text">
      <style:text-properties style:font-name="Times New Roman1" fo:font-size="14pt" fo:language="ru" fo:country="RU" officeooo:rsid="00113dd9" style:font-name-asian="Times New Roman1" style:font-size-asian="14pt" style:font-name-complex="Times New Roman1" style:font-size-complex="14pt" style:font-weight-complex="bold"/>
    </style:style>
    <style:style style:name="T5" style:family="text">
      <style:text-properties style:font-name="Times New Roman1" fo:font-size="14pt" fo:language="ru" fo:country="RU" officeooo:rsid="0015ad39" style:font-name-asian="Times New Roman1" style:font-size-asian="14pt" style:font-name-complex="Times New Roman1" style:font-size-complex="14pt" style:font-weight-complex="bold"/>
    </style:style>
    <style:style style:name="T6" style:family="text">
      <style:text-properties style:font-name="Times New Roman1" fo:font-size="14pt" fo:language="ru" fo:country="RU" officeooo:rsid="0017c191" style:font-name-asian="Times New Roman1" style:font-size-asian="14pt" style:font-name-complex="Times New Roman1" style:font-size-complex="14pt" style:font-weight-complex="bold"/>
    </style:style>
    <style:style style:name="T7" style:family="text">
      <style:text-properties style:font-name="Times New Roman1" fo:font-size="14pt" fo:language="ru" fo:country="RU" officeooo:rsid="001e4443" style:font-name-asian="Times New Roman1" style:font-size-asian="14pt" style:font-name-complex="Times New Roman1" style:font-size-complex="14pt" style:font-weight-complex="bold"/>
    </style:style>
    <style:style style:name="T8" style:family="text">
      <style:text-properties style:font-name="Times New Roman1" fo:font-size="14pt" fo:language="ru" fo:country="RU" fo:font-style="italic" style:font-name-asian="Times New Roman1" style:font-size-asian="14pt" style:font-style-asian="italic" style:font-name-complex="Times New Roman1"/>
    </style:style>
    <style:style style:name="T9" style:family="text">
      <style:text-properties style:font-name="Times New Roman1" fo:font-size="14pt" fo:language="ru" fo:country="RU" fo:font-style="italic" officeooo:rsid="001e4443" style:font-name-asian="Times New Roman1" style:font-size-asian="14pt" style:font-style-asian="italic" style:font-name-complex="Times New Roman1"/>
    </style:style>
    <style:style style:name="T10" style:family="text">
      <style:text-properties style:font-name="Times New Roman1" fo:font-size="14pt" fo:language="ru" fo:country="RU" style:font-size-asian="14pt" style:font-size-complex="14pt"/>
    </style:style>
    <style:style style:name="T11" style:family="text">
      <style:text-properties style:font-name="Times New Roman1" fo:font-size="14pt" fo:language="ru" fo:country="RU" officeooo:rsid="001e4443" style:font-size-asian="14pt" style:font-size-complex="14pt"/>
    </style:style>
    <style:style style:name="T12" style:family="text">
      <style:text-properties style:font-name="Times New Roman1" fo:font-size="14pt" fo:language="ru" fo:country="RU" style:text-underline-style="none" fo:font-weight="normal" officeooo:rsid="00113dd9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1" fo:font-size="14pt" fo:language="ru" fo:country="RU" style:text-underline-style="none" fo:font-weight="bold" officeooo:rsid="00113dd9" style:font-name-asian="Times New Roman2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1" fo:font-size="14pt" fo:language="ru" fo:country="RU" officeooo:rsid="00113dd9" style:font-name-asian="Times New Roman2" style:font-size-asian="14pt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ru" fo:country="RU" officeooo:rsid="001e4443" style:font-name-asian="Times New Roman2" style:font-size-asian="14pt" style:font-name-complex="Times New Roman2" style:font-size-complex="14pt" style:font-weight-complex="bold"/>
    </style:style>
    <style:style style:name="T16" style:family="text">
      <style:text-properties style:font-name="Times New Roman1" fo:font-size="14pt" fo:language="en" fo:country="US" style:font-size-asian="14pt" style:font-size-complex="14pt"/>
    </style:style>
    <style:style style:name="T17" style:family="text">
      <style:text-properties style:font-name="Times New Roman1" fo:font-size="14pt" style:font-size-asian="14pt" style:font-size-complex="14pt"/>
    </style:style>
    <style:style style:name="T18" style:family="text">
      <style:text-properties style:font-name="Times New Roman1" fo:font-size="14pt" officeooo:rsid="001e4443" style:font-size-asian="14pt" style:font-size-complex="14pt"/>
    </style:style>
    <style:style style:name="T19" style:family="text">
      <style:text-properties style:font-name="Times New Roman1" fo:font-size="20pt" fo:font-weight="bold" style:font-size-asian="20pt" style:font-weight-asian="bold" style:font-size-complex="20pt" style:font-weight-complex="bold"/>
    </style:style>
    <style:style style:name="T20" style:family="text">
      <style:text-properties style:font-name="Times New Roman1" fo:font-weight="bold" officeooo:rsid="00122487" style:font-name-asian="Times New Roman1" style:font-weight-asian="bold" style:font-name-complex="Times New Roman1"/>
    </style:style>
    <style:style style:name="T21" style:family="text">
      <style:text-properties fo:color="#000000" loext:opacity="100%" style:font-name="Times New Roman1"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1" style:font-size-asian="18pt" style:font-weight-asian="bold" style:font-name-complex="Times New Roman1" style:font-size-complex="14pt" style:font-weight-complex="bold"/>
    </style:style>
    <style:style style:name="T22" style:family="text">
      <style:text-properties fo:color="#000000" loext:opacity="100%" style:font-name="Times New Roman1" fo:font-size="16pt" fo:language="ru" fo:country="RU" fo:font-weight="bold" style:font-size-asian="16pt" style:language-asian="ru" style:country-asian="RU" style:font-weight-asian="bold" style:font-name-complex="Times New Roman1" style:font-size-complex="16pt" style:font-weight-complex="bold"/>
    </style:style>
    <style:style style:name="T23" style:family="text">
      <style:text-properties fo:color="#000000" loext:opacity="100%" style:font-name="Times New Roman1" fo:font-size="14pt" fo:language="ru" fo:country="RU" style:font-size-asian="14pt" style:language-asian="ru" style:country-asian="RU" style:font-name-complex="Times New Roman1" style:font-size-complex="14pt" style:font-weight-complex="bold"/>
    </style:style>
    <style:style style:name="T24" style:family="text">
      <style:text-properties fo:color="#000000" loext:opacity="100%" style:font-name="Times New Roman1" fo:font-size="14pt" fo:language="ru" fo:country="RU" officeooo:rsid="001e4443" style:font-size-asian="14pt" style:language-asian="ru" style:country-asian="RU" style:font-name-complex="Times New Roman1" style:font-size-complex="14pt" style:font-weight-complex="bold"/>
    </style:style>
    <style:style style:name="T25" style:family="text">
      <style:text-properties fo:color="#000000" loext:opacity="100%" style:font-name="Times New Roman1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color="#000000" loext:opacity="100%" style:font-name="Times New Roman1" fo:font-size="14pt" fo:language="ru" fo:country="RU" style:font-name-asian="Times New Roman1" style:font-size-asian="14pt" style:font-name-complex="Times New Roman1" style:font-size-complex="14pt"/>
    </style:style>
    <style:style style:name="T27" style:family="text">
      <style:text-properties fo:color="#000000" loext:opacity="100%" style:font-name="Times New Roman1" fo:font-size="14pt" style:font-name-asian="Liberation Mono" style:font-size-asian="14pt" style:font-name-complex="Liberation Mono" style:font-size-complex="14pt"/>
    </style:style>
    <style:style style:name="T28" style:family="text">
      <style:text-properties fo:color="#000000" loext:opacity="100%" style:font-name="Times New Roman1" fo:font-size="14pt" officeooo:rsid="001e4443" style:font-name-asian="Liberation Mono" style:font-size-asian="14pt" style:font-name-complex="Liberation Mono" style:font-size-complex="14pt"/>
    </style:style>
    <style:style style:name="T29" style:family="text">
      <style:text-properties fo:color="#000000" loext:opacity="100%" fo:font-size="14pt" fo:language="ru" fo:country="RU" style:font-size-asian="14pt" style:language-asian="ru" style:country-asian="RU" style:font-size-complex="14pt" style:font-weight-complex="bold"/>
    </style:style>
    <style:style style:name="T30" style:family="text">
      <style:text-properties fo:color="#000000" loext:opacity="100%" fo:font-size="14pt" fo:language="ru" fo:country="RU" fo:font-weight="normal" style:font-size-asian="14pt" style:language-asian="ru" style:country-asian="RU" style:font-weight-asian="normal" style:font-size-complex="14pt"/>
    </style:style>
    <style:style style:name="T31" style:family="text">
      <style:text-properties fo:color="#000000" loext:opacity="100%" fo:font-size="14pt" fo:language="ru" fo:country="RU" fo:font-weight="normal" officeooo:rsid="001e4443" style:font-size-asian="14pt" style:language-asian="ru" style:country-asian="RU" style:font-weight-asian="normal" style:font-size-complex="14pt"/>
    </style:style>
    <style:style style:name="T32" style:family="text">
      <style:text-properties fo:color="#000000" loext:opacity="100%" fo:font-size="14pt" fo:language="ru" fo:country="RU" fo:font-weight="normal" officeooo:rsid="0022a4b9" style:font-size-asian="14pt" style:language-asian="ru" style:country-asian="RU" style:font-weight-asian="normal" style:font-size-complex="14pt"/>
    </style:style>
    <style:style style:name="T33" style:family="text">
      <style:text-properties fo:color="#000000" loext:opacity="100%" fo:font-size="14pt" fo:language="en" fo:country="US" fo:font-weight="normal" style:font-size-asian="14pt" style:language-asian="ru" style:country-asian="RU" style:font-weight-asian="normal" style:font-size-complex="14pt"/>
    </style:style>
    <style:style style:name="T34" style:family="text">
      <style:text-properties fo:color="#000000" loext:opacity="100%" fo:font-size="14pt" fo:font-weight="normal" officeooo:rsid="001e4443" style:font-size-asian="14pt" style:font-weight-asian="normal" style:font-size-complex="14pt"/>
    </style:style>
    <style:style style:name="T35" style:family="text">
      <style:text-properties fo:color="#000000" loext:opacity="100%" fo:font-size="16pt" fo:language="ru" fo:country="RU" fo:font-weight="normal" style:font-size-asian="16pt" style:language-asian="ru" style:country-asian="RU" style:font-weight-asian="normal" style:font-size-complex="16pt"/>
    </style:style>
    <style:style style:name="T36" style:family="text">
      <style:text-properties officeooo:rsid="00122487"/>
    </style:style>
    <style:style style:name="T37" style:family="text">
      <style:text-properties officeooo:rsid="001c9108"/>
    </style:style>
    <style:style style:name="T38" style:family="text">
      <style:text-properties officeooo:rsid="001e4443"/>
    </style:style>
    <style:style style:name="T39" style:family="text">
      <style:text-properties officeooo:rsid="0020bc5a"/>
    </style:style>
    <style:style style:name="T40" style:family="text"/>
    <style:style style:name="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WW_5f_CharLFO12LVL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8055in"/>
        </style:list-level-properties>
      </text:list-level-style-number>
      <text:list-level-style-number text:level="2" text:style-name="WW_5f_CharLFO12LVL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0555in"/>
        </style:list-level-properties>
      </text:list-level-style-number>
      <text:list-level-style-number text:level="3" text:style-name="WW_5f_CharLFO12LVL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3055in"/>
        </style:list-level-properties>
      </text:list-level-style-number>
      <text:list-level-style-number text:level="4" text:style-name="WW_5f_CharLFO12LVL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5555in"/>
        </style:list-level-properties>
      </text:list-level-style-number>
      <text:list-level-style-number text:level="5" text:style-name="WW_5f_CharLFO12LVL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8055in"/>
        </style:list-level-properties>
      </text:list-level-style-number>
      <text:list-level-style-number text:level="6" text:style-name="WW_5f_CharLFO12LVL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2.0555in"/>
        </style:list-level-properties>
      </text:list-level-style-number>
      <text:list-level-style-number text:level="7" text:style-name="WW_5f_CharLFO12LVL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.3055in"/>
        </style:list-level-properties>
      </text:list-level-style-number>
      <text:list-level-style-number text:level="8" text:style-name="WW_5f_CharLFO12LVL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5555in"/>
        </style:list-level-properties>
      </text:list-level-style-number>
      <text:list-level-style-number text:level="9" text:style-name="WW_5f_CharLFO12LVL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805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3283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283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283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283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283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28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283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283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28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2" draw:name="Рисунок 1" text:anchor-type="paragraph" svg:x="-0.0154in" svg:y="0.2291in" svg:width="0.802in" style:rel-width="scale" svg:height="0.9063in" style:rel-height="scale" draw:z-index="7"><draw:image xlink:href="Pictures/10000000000000B0000000C7F9DB20AA7D301026.jpg" xlink:type="simple" xlink:show="embed" xlink:actuate="onLoad" draw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6">Министерство науки и высшего образования Российской Федерации</text:p>
            <text:p text:style-name="P6">Федеральное государственное бюджетное образовательное учреждение</text:p>
            <text:p text:style-name="P6">высшего образования</text:p>
            <text:p text:style-name="P7">«Московский государственный технический университет</text:p>
            <text:p text:style-name="P7">имени Н.Э. Баумана</text:p>
            <text:p text:style-name="P6">(национальный исследовательский университет)»</text:p>
            <text:p text:style-name="P6">(МГТУ им. Н.Э. Баумана)</text:p>
          </table:table-cell>
        </table:table-row>
      </table:table>
      <text:p text:style-name="P10"/>
      <text:p text:style-name="P11"/>
      <text:p text:style-name="P3"><text:span text:style-name="Основной_20_шрифт_20_абзаца"><text:span text:style-name="T2">ФАКУЛЬТЕТ <text:tab/></text:span></text:span><text:span text:style-name="Основной_20_шрифт_20_абзаца"><text:span text:style-name="T3">Информатика и системы управления</text:span></text:span></text:p>
      <text:p text:style-name="P8"/>
      <text:p text:style-name="P8">КАФЕДРА <text:tab/><text:tab/>Программное обеспечение ЭВМ и информационные технологии</text:p>
      <text:p text:style-name="P9"/>
      <text:p text:style-name="P12"/>
      <text:p text:style-name="P12"/>
      <text:p text:style-name="P4"><text:span text:style-name="Основной_20_шрифт_20_абзаца"><text:span text:style-name="T21">ОТЧЕТ ПО ЛАБОРАТОРНОЙ РАБОТЕ №4</text:span></text:span></text:p>
      <text:p text:style-name="P4"><text:span text:style-name="Основной_20_шрифт_20_абзаца"><text:span text:style-name="T21">«РАБОТА СО СТЕКОМ»</text:span></text:span></text:p>
      <text:p text:style-name="P12"/>
      <text:p text:style-name="P12"/>
      <text:p text:style-name="P3"><text:span text:style-name="Основной_20_шрифт_20_абзаца"><text:span text:style-name="T4">Название: <text:tab/><text:tab/><text:tab/></text:span></text:span><text:span text:style-name="Основной_20_шрифт_20_абзаца"><text:span text:style-name="T6">Р</text:span></text:span><text:span text:style-name="Основной_20_шрифт_20_абзаца"><text:span text:style-name="T5">абота со стеком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Студент<text:tab/><text:tab/><text:tab/>Пискунов Панте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Группа<text:tab/><text:tab/><text:tab/>ИУ7 – 3</text:span></text:span><text:span text:style-name="Основной_20_шрифт_20_абзаца"><text:span text:style-name="T7">6</text:span></text:span><text:span text:style-name="Основной_20_шрифт_20_абзаца"><text:span text:style-name="T4">Б</text:span></text:span></text:p>
      <text:p text:style-name="P3"><text:span text:style-name="Основной_20_шрифт_20_абзаца"><text:span text:style-name="T4"/></text:span></text:p>
      <text:p text:style-name="P3"><text:span text:style-name="Основной_20_шрифт_20_абзаца"><text:span text:style-name="T4">Тип лабораторной работы: Учебная</text:span></text:span></text:p>
      <text:p text:style-name="P3"><text:span text:style-name="Основной_20_шрифт_20_абзаца"><text:span text:style-name="T4"/></text:span></text:p>
      <text:p text:style-name="P5"><text:span text:style-name="Основной_20_шрифт_20_абзаца"><text:span text:style-name="T14">Вариант № </text:span></text:span><text:span text:style-name="Основной_20_шрифт_20_абзаца"><text:span text:style-name="T15">1</text:span></text:span></text:p>
      <text:p text:style-name="P3"><text:span text:style-name="Основной_20_шрифт_20_абзаца"><text:span text:style-name="T4"/></text:span></text:p>
      <text:p text:style-name="P64"><text:span text:style-name="Основной_20_шрифт_20_абзаца"><text:span text:style-name="T4">Преподаватель <text:tab/><text:tab/></text:span></text:span><text:span text:style-name="Основной_20_шрифт_20_абзаца"><text:span text:style-name="T12">Барышникова Марина Юрьевна</text:span></text:span></text:p>
      <text:p text:style-name="P12"/>
      <text:p text:style-name="P13"/>
      <text:p text:style-name="P13"/>
      <text:p text:style-name="P13"/>
      <text:p text:style-name="P13"/>
      <text:p text:style-name="P13"/>
      <text:p text:style-name="P12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4"><text:span text:style-name="Основной_20_шрифт_20_абзаца"><text:span text:style-name="T8">202</text:span></text:span><text:span text:style-name="Основной_20_шрифт_20_абзаца"><text:span text:style-name="T9">2</text:span></text:span><text:span text:style-name="Основной_20_шрифт_20_абзаца"><text:span text:style-name="T8"> <text:s text:c="4"/>г.</text:span></text:span></text:p>
      <text:h text:style-name="Заголовок_20_1" text:outline-level="1"><text:soft-page-break/><text:span text:style-name="Основной_20_шрифт_20_абзаца"><text:span text:style-name="T19"/></text:span></text:h>
      <text:h text:style-name="Заголовок_20_1" text:outline-level="1"><text:bookmark-start text:name="__RefHeading___Toc1493_1224043242"/><text:span text:style-name="Основной_20_шрифт_20_абзаца"><text:span text:style-name="T19">Описание условия задачи</text:span></text:span><text:bookmark-end text:name="__RefHeading___Toc1493_1224043242"/></text:h>
      <text:p text:style-name="P19">Разработать программу работы со стеком, реализующую операции добавления и удаления элементов из стека и отображения текущего состояния стека. Реализовать стек: а) массивом; б) списком.</text:p>
      <text:p text:style-name="P19">Все стандартные операции со стеком должны быть оформлены отдельными подпрограммами. В случае реализации стека в виде списка при отображении текущего состояния стека предусмотреть возможность просмотра адресов элементов стека и создания дополнительного собственного списка свободных областей (адресов освобождаемой памяти при удалении элемента, который можно реализовать как списком, так и массивом) с выводом его на экран. Список свободных областей необходим для того, чтобы проследить, каким образом происходит выделение памяти менеджером памяти при запросах на нее и убедиться в возникновении или отсутствии фрагментации памяти.</text:p>
      <text:p text:style-name="P19"/>
      <text:h text:style-name="P73" text:outline-level="1"><text:bookmark-start text:name="__RefHeading___Toc1495_1224043242"/>Описание технического задания<text:bookmark-end text:name="__RefHeading___Toc1495_1224043242"/></text:h>
      <text:p text:style-name="P29">Распечатайте убывающие серии последовательности целых чисел в обратном</text:p>
      <text:p text:style-name="P29">порядке.</text:p>
      <text:p text:style-name="P30">Входные данные:</text:p>
      <text:list xml:id="list3505018619" text:style-name="L4">
        <text:list-item>
          <text:p text:style-name="P68"><text:span text:style-name="Основной_20_шрифт_20_абзаца"><text:span text:style-name="T29">Целое число, представляющее собой номер команды</text:span></text:span><text:span text:style-name="Основной_20_шрифт_20_абзаца"><text:span text:style-name="T30">: <text:s/></text:span></text:span></text:p>
        </text:list-item>
      </text:list>
      <text:p text:style-name="P48"><text:span text:style-name="Основной_20_шрифт_20_абзаца"><text:span text:style-name="T30">целое число в диапазоне от 0 до </text:span></text:span><text:span text:style-name="Основной_20_шрифт_20_абзаца"><text:span text:style-name="T32">6</text:span></text:span><text:span text:style-name="Основной_20_шрифт_20_абзаца"><text:span text:style-name="T30">.</text:span></text:span></text:p>
      <text:list xml:id="list141039187323116" text:continue-numbering="true" text:style-name="L4">
        <text:list-item>
          <text:p text:style-name="P69">Командно-зависимые данные:</text:p>
        </text:list-item>
      </text:list>
      <text:p text:style-name="P31">целочисленные значения (элементы стека)</text:p>
      <text:p text:style-name="P30">Выходные данные:</text:p>
      <text:p text:style-name="P40">Результат выполнения определенной команды.</text:p>
      <text:p text:style-name="P40"/>
      <text:p text:style-name="P40"><text:soft-page-break/></text:p>
      <text:p text:style-name="P40"/>
      <text:h text:style-name="P74" text:outline-level="1"><text:bookmark-start text:name="__RefHeading___Toc1497_1224043242"/>Описание структуры данных<text:bookmark-end text:name="__RefHeading___Toc1497_1224043242"/></text:h>
      <text:p text:style-name="P43">Реализация стека с помощью линейного односвязного списка.</text:p>
      <text:p text:style-name="P44">// Структура стека в виде списка</text:p>
      <text:p text:style-name="P46">typedef struct node_t</text:p>
      <text:p text:style-name="P45">{</text:p>
      <text:p text:style-name="P45"><text:tab/>int data; // данные стека</text:p>
      <text:p text:style-name="P45"><text:tab/>struct node_t *next; // указатель на следующая ячейка памяти</text:p>
      <text:p text:style-name="P45">}node_t;</text:p>
      <text:p text:style-name="P47"/>
      <text:p text:style-name="P45">// Структура стека в виде массива</text:p>
      <text:p text:style-name="P45">typedef struct array_stack_t</text:p>
      <text:p text:style-name="P45">{</text:p>
      <text:p text:style-name="P45"><text:tab/>int *data; // массив</text:p>
      <text:p text:style-name="P45"><text:tab/>size_t top; // верхный узел </text:p>
      <text:p text:style-name="P45"><text:tab/>size_t size; // длина массива</text:p>
      <text:p text:style-name="P45">}array_stack_t;</text:p>
      <text:p text:style-name="P41"><text:span text:style-name="Основной_20_шрифт_20_абзаца"><text:span text:style-name="T26"/></text:span></text:p>
      <text:p text:style-name="P39"><text:span text:style-name="T20">Меню</text:span> программы:</text:p>
      <text:p text:style-name="P32">1 <text:s/>- Добавить элемент в стек.</text:p>
      <text:p text:style-name="P32">2 <text:s/>- Удалить элемент из стек<text:span text:style-name="T38">а.</text:span></text:p>
      <text:p text:style-name="P32">3 <text:s/>- <text:span text:style-name="T38">Распечатайте убывающие серии последовательности целых чисел в обратном порядке.</text:span></text:p>
      <text:p text:style-name="P32">4 <text:s/>- <text:span text:style-name="T38">Вывести стек.</text:span></text:p>
      <text:p text:style-name="P32">5 <text:s/>- <text:span text:style-name="T38">Сравнить время.</text:span></text:p>
      <text:p text:style-name="P72">6 — Заполнить стек автоматически.</text:p>
      <text:list text:style-name="L5">
        <text:list-header>
          <text:p text:style-name="P70"><text:span text:style-name="T36"><text:s text:c="2"/>0 <text:s/></text:span>– <text:s/>Выйти <text:span text:style-name="T38">из программы.</text:span></text:p>
        </text:list-header>
      </text:list>
      <text:p text:style-name="P37"/>
      <text:p text:style-name="P51"><text:span text:style-name="Основной_20_шрифт_20_абзаца"><text:span text:style-name="T22">Обращение к программе:</text:span></text:span></text:p>
      <text:p text:style-name="P49"><text:span text:style-name="Основной_20_шрифт_20_абзаца"><text:span text:style-name="T35">З</text:span></text:span><text:span text:style-name="Основной_20_шрифт_20_абзаца"><text:span text:style-name="T30">апускается через терминал с помощью команды ./</text:span></text:span><text:span text:style-name="Основной_20_шрифт_20_абзаца"><text:span text:style-name="T33">app</text:span></text:span><text:span text:style-name="Основной_20_шрифт_20_абзаца"><text:span text:style-name="T30">.</text:span></text:span><text:span text:style-name="Основной_20_шрифт_20_абзаца"><text:span text:style-name="T33">exe</text:span></text:span><text:span text:style-name="Основной_20_шрифт_20_абзаца"><text:span text:style-name="T30">.</text:span></text:span></text:p>
      <text:p text:style-name="P33"/>
      <text:p text:style-name="P49"><text:soft-page-break/><text:span text:style-name="Основной_20_шрифт_20_абзаца"><text:span text:style-name="T29"/></text:span></text:p>
      <text:p text:style-name="P49"><text:span text:style-name="Основной_20_шрифт_20_абзаца"><text:span text:style-name="T29">Аварийные ситуации:</text:span></text:span></text:p>
      <text:p text:style-name="P34">1. Некорректный ввод номера команды.</text:p>
      <text:p text:style-name="P50"><text:span text:style-name="Основной_20_шрифт_20_абзаца"><text:span text:style-name="T30"><text:s text:c="4"/>На входе: число, большее чем 5 или меньшее, чем 0.</text:span></text:span></text:p>
      <text:p text:style-name="P34"><text:s text:c="4"/>На выходе: сообщение «Ошибка: <text:span text:style-name="T38">Неправильный ввод!</text:span>»</text:p>
      <text:p text:style-name="P50"><text:span text:style-name="Основной_20_шрифт_20_абзаца"><text:span text:style-name="T30">2. Совершение </text:span></text:span><text:span text:style-name="Основной_20_шрифт_20_абзаца"><text:span text:style-name="T31">вывод последовательности</text:span></text:span><text:span text:style-name="Основной_20_шрифт_20_абзаца"><text:span text:style-name="T30"> при пустом стеке.</text:span></text:span></text:p>
      <text:p text:style-name="P50"><text:span text:style-name="Основной_20_шрифт_20_абзаца"><text:span text:style-name="T30"><text:s text:c="4"/>На входе: целое число в диапазоне от 4 до 5 (номер команды).</text:span></text:span></text:p>
      <text:p text:style-name="P50"><text:span text:style-name="Основной_20_шрифт_20_абзаца"><text:span text:style-name="T30"><text:s text:c="4"/>На выходе: сообщение «</text:span></text:span><text:span text:style-name="Основной_20_шрифт_20_абзаца"><text:span text:style-name="T31">Стек пустой!</text:span></text:span><text:span text:style-name="Основной_20_шрифт_20_абзаца"><text:span text:style-name="T30">»</text:span></text:span></text:p>
      <text:p text:style-name="P50"><text:span text:style-name="Основной_20_шрифт_20_абзаца"><text:span text:style-name="T30">3. Добавление элемента в стек, когда он заполнен полностью.</text:span></text:span></text:p>
      <text:p text:style-name="P34"><text:s text:c="4"/>На входе: элемент стека.</text:p>
      <text:p text:style-name="P34"><text:tab/>На выходе: сообщение «Ошибка: <text:span text:style-name="T38">П</text:span>роизошло переполнение стека»</text:p>
      <text:p text:style-name="P34"/>
      <text:h text:style-name="Заголовок_20_1" text:outline-level="1"><text:span text:style-name="Основной_20_шрифт_20_абзаца"><text:span text:style-name="T25"/></text:span></text:h>
      <text:h text:style-name="P75" text:outline-level="1">Описание алгоритма</text:h>
      <text:p text:style-name="P58"/>
      <text:p text:style-name="P59">Исключение элемента для стека-списка реализуется переходом к предыдущему элементу и освобождением памяти из-под удаляемого элемента. Для стека-массива исключение элемента - сдвиг указателя стека на одну позицию назад.</text:p>
      <text:p text:style-name="P59"/>
      <text:p text:style-name="P59">Добавление элемента для стека-списка реализуется выделением памяти под новый элемент и связыванием его с концом списка. Для стека-массива добавление элемента реализуется сдвигом указателя стека на одну позицию вперед, а затем записью очередного значения добавляемого элемента.</text:p>
      <text:p text:style-name="P59"/>
      <text:p text:style-name="P59"/>
      <text:p text:style-name="P61"/>
      <text:p text:style-name="P60"/>
      <text:p text:style-name="P60"/>
      <text:p text:style-name="P60"/>
      <text:h text:style-name="P73" text:outline-level="1"/>
      <text:h text:style-name="P73" text:outline-level="1"><text:soft-page-break/></text:h>
      <text:h text:style-name="P73" text:outline-level="1"><text:bookmark-start text:name="__RefHeading___Toc1501_1224043242"/>Набор тестов<text:bookmark-end text:name="__RefHeading___Toc1501_1224043242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Название теста</text:p>
          </table:table-cell>
          <table:table-cell table:style-name="Table2.A1" office:value-type="string">
            <text:p text:style-name="P14">Пользовательский ввод</text:p>
          </table:table-cell>
          <table:table-cell table:style-name="Table2.D1" office:value-type="string">
            <text:p text:style-name="P14">Результат</text:p>
          </table:table-cell>
        </table:table-row>
        <table:table-row>
          <table:table-cell table:style-name="Table2.A2" office:value-type="string">
            <text:p text:style-name="P15">1</text:p>
            <text:p text:style-name="P15"/>
          </table:table-cell>
          <table:table-cell table:style-name="Table2.A2" office:value-type="string">
            <text:p text:style-name="P15">Некорректный ввод команды</text:p>
          </table:table-cell>
          <table:table-cell table:style-name="Table2.A2" office:value-type="string">
            <text:p text:style-name="P15">-1</text:p>
          </table:table-cell>
          <table:table-cell table:style-name="Table2.D2" office:value-type="string">
            <text:p text:style-name="P38">Ошибка: <text:span text:style-name="T38">Неправильный ввод !</text:span></text:p>
          </table:table-cell>
        </table:table-row>
        <table:table-row>
          <table:table-cell table:style-name="Table2.A3" office:value-type="string">
            <text:p text:style-name="P15">2</text:p>
          </table:table-cell>
          <table:table-cell table:style-name="Table2.A3" office:value-type="string">
            <text:p text:style-name="P55"><text:span text:style-name="Основной_20_шрифт_20_абзаца"><text:span text:style-name="T10">Добавление элемента в заполненный стек</text:span></text:span></text:p>
          </table:table-cell>
          <table:table-cell table:style-name="Table2.A3" office:value-type="string">
            <text:list text:style-name="L1">
              <text:list-header>
                <text:p text:style-name="P65">Команда 1</text:p>
              </text:list-header>
            </text:list>
          </table:table-cell>
          <table:table-cell table:style-name="Table2.D3" office:value-type="string">
            <text:p text:style-name="P55"><text:span text:style-name="Основной_20_шрифт_20_абзаца"><text:span text:style-name="T27">Ошибка: </text:span></text:span><text:span text:style-name="Основной_20_шрифт_20_абзаца"><text:span text:style-name="T28">П</text:span></text:span><text:span text:style-name="Основной_20_шрифт_20_абзаца"><text:span text:style-name="T27">роизошло переполнение стека ! </text:span></text:span></text:p>
          </table:table-cell>
        </table:table-row>
        <table:table-row>
          <table:table-cell table:style-name="Table2.A2" office:value-type="string">
            <text:p text:style-name="P15">3</text:p>
          </table:table-cell>
          <table:table-cell table:style-name="Table2.A2" office:value-type="string">
            <text:p text:style-name="P55"><text:span text:style-name="Основной_20_шрифт_20_абзаца"><text:span text:style-name="T23">Совершение </text:span></text:span><text:span text:style-name="Основной_20_шрифт_20_абзаца"><text:span text:style-name="T24">вывод последовательности</text:span></text:span><text:span text:style-name="Основной_20_шрифт_20_абзаца"><text:span text:style-name="T23"> при пустом стеке</text:span></text:span></text:p>
          </table:table-cell>
          <table:table-cell table:style-name="Table2.A2" office:value-type="string">
            <text:p text:style-name="P42">Команда <text:span text:style-name="T38">3</text:span></text:p>
          </table:table-cell>
          <table:table-cell table:style-name="Table2.D2" office:value-type="string">
            <text:p text:style-name="P52"><text:span text:style-name="Основной_20_шрифт_20_абзаца"><text:span text:style-name="T34">Стек пустой !</text:span></text:span></text:p>
          </table:table-cell>
        </table:table-row>
        <table:table-row>
          <table:table-cell table:style-name="Table2.A2" office:value-type="string">
            <text:p text:style-name="P15">4</text:p>
          </table:table-cell>
          <table:table-cell table:style-name="Table2.A2" office:value-type="string">
            <text:p text:style-name="P15">Добавление элемента в стек </text:p>
          </table:table-cell>
          <table:table-cell table:style-name="Table2.A2" office:value-type="string">
            <text:list text:style-name="L2">
              <text:list-header>
                <text:p text:style-name="P67">Команда 1</text:p>
              </text:list-header>
            </text:list>
          </table:table-cell>
          <table:table-cell table:style-name="Table2.D2" office:value-type="string">
            <text:p text:style-name="P16">Элемент успешно добавлен в стек</text:p>
          </table:table-cell>
        </table:table-row>
        <table:table-row>
          <table:table-cell table:style-name="Table2.A2" office:value-type="string">
            <text:p text:style-name="P15">5</text:p>
          </table:table-cell>
          <table:table-cell table:style-name="Table2.A2" office:value-type="string">
            <text:p text:style-name="P15">Удаление элементов из стека </text:p>
          </table:table-cell>
          <table:table-cell table:style-name="Table2.A2" office:value-type="string">
            <text:list text:style-name="L3">
              <text:list-header>
                <text:p text:style-name="P66">Команда 2</text:p>
              </text:list-header>
            </text:list>
          </table:table-cell>
          <table:table-cell table:style-name="Table2.D2" office:value-type="string">
            <text:p text:style-name="P56"><text:span text:style-name="Основной_20_шрифт_20_абзаца"><text:span text:style-name="T10">Элементы успешно удалены из стека</text:span></text:span>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15">Вывод текущего состояния стеков <text:s/>на экран </text:p>
          </table:table-cell>
          <table:table-cell table:style-name="Table2.A2" office:value-type="string">
            <text:p text:style-name="P18">Команда 4</text:p>
          </table:table-cell>
          <table:table-cell table:style-name="Table2.D2" office:value-type="string">
            <text:p text:style-name="P16">Все стеки выведены на экран + массив свободных указателей</text:p>
          </table:table-cell>
        </table:table-row>
        <table:table-row>
          <table:table-cell table:style-name="Table2.A2" office:value-type="string">
            <text:p text:style-name="P15">7</text:p>
          </table:table-cell>
          <table:table-cell table:style-name="Table2.A2" office:value-type="string">
            <text:p text:style-name="P18">Вывод результата, когда в последовательности нет последовательности</text:p>
          </table:table-cell>
          <table:table-cell table:style-name="Table2.A2" office:value-type="string">
            <text:p text:style-name="P57"><text:span text:style-name="Основной_20_шрифт_20_абзаца"><text:span text:style-name="T11">Команда 3</text:span></text:span></text:p>
          </table:table-cell>
          <table:table-cell table:style-name="Table2.D2" office:value-type="string">
            <text:p text:style-name="P24">Нет последовательности!</text:p>
          </table:table-cell>
        </table:table-row>
        <table:table-row>
          <table:table-cell table:style-name="Table2.A3" office:value-type="string">
            <text:p text:style-name="P15">8</text:p>
          </table:table-cell>
          <table:table-cell table:style-name="Table2.A3" office:value-type="string">
            <text:p text:style-name="P15">Вывод <text:span text:style-name="T38">сравнения памяти и объема</text:span></text:p>
          </table:table-cell>
          <table:table-cell table:style-name="Table2.A3" office:value-type="string">
            <text:p text:style-name="P57"><text:span text:style-name="Основной_20_шрифт_20_абзаца"><text:span text:style-name="T11">Команда 5</text:span></text:span></text:p>
          </table:table-cell>
          <table:table-cell table:style-name="Table2.D3" office:value-type="string">
            <text:p text:style-name="P16">Статистика</text:p>
          </table:table-cell>
        </table:table-row>
      </table:table>
      <text:h text:style-name="P76" text:outline-level="1"><text:bookmark-start text:name="__RefHeading___Toc4279_2612490447"/><text:soft-page-break/>Оценка эффективности<text:bookmark-end text:name="__RefHeading___Toc4279_2612490447"/></text:h>
      <text:p text:style-name="P17">Измерения <text:span text:style-name="T38">поиска убывающей последовательности</text:span> буд<text:span text:style-name="T38">е</text:span>т производиться в секундах.</text:p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office:value-type="string">
            <text:p text:style-name="P14">Размер</text:p>
          </table:table-cell>
          <table:table-cell table:style-name="Table3.A1" office:value-type="string">
            <text:p text:style-name="P14">Массив</text:p>
          </table:table-cell>
          <table:table-cell table:style-name="Table3.C1" office:value-type="string">
            <text:p text:style-name="P14">Список</text:p>
          </table:table-cell>
        </table:table-row>
        <table:table-row>
          <table:table-cell table:style-name="Table3.A2" office:value-type="string">
            <text:p text:style-name="P15">10</text:p>
          </table:table-cell>
          <table:table-cell table:style-name="Table3.A2" office:value-type="string">
            <text:p text:style-name="P55"><text:span text:style-name="Основной_20_шрифт_20_абзаца"><text:span text:style-name="T17">0.000</text:span></text:span><text:span text:style-name="Основной_20_шрифт_20_абзаца"><text:span text:style-name="T18">019</text:span></text:span></text:p>
          </table:table-cell>
          <table:table-cell table:style-name="Table3.C2" office:value-type="string">
            <text:p text:style-name="P55"><text:span text:style-name="Основной_20_шрифт_20_абзаца"><text:span text:style-name="T17">0.000</text:span></text:span><text:span text:style-name="Основной_20_шрифт_20_абзаца"><text:span text:style-name="T18">031</text:span></text:span></text:p>
          </table:table-cell>
        </table:table-row>
        <table:table-row>
          <table:table-cell table:style-name="Table3.A2" office:value-type="string">
            <text:p text:style-name="P15">100</text:p>
          </table:table-cell>
          <table:table-cell table:style-name="Table3.A2" office:value-type="string">
            <text:p text:style-name="P55"><text:span text:style-name="Основной_20_шрифт_20_абзаца"><text:span text:style-name="T17">0.0</text:span></text:span><text:span text:style-name="Основной_20_шрифт_20_абзаца"><text:span text:style-name="T18">00088</text:span></text:span></text:p>
          </table:table-cell>
          <table:table-cell table:style-name="Table3.C2" office:value-type="string">
            <text:p text:style-name="P55"><text:span text:style-name="Основной_20_шрифт_20_абзаца"><text:span text:style-name="T17">0.</text:span></text:span><text:span text:style-name="Основной_20_шрифт_20_абзаца"><text:span text:style-name="T18">000100</text:span></text:span></text:p>
          </table:table-cell>
        </table:table-row>
        <table:table-row>
          <table:table-cell table:style-name="Table3.A2" office:value-type="string">
            <text:p text:style-name="P23">250</text:p>
          </table:table-cell>
          <table:table-cell table:style-name="Table3.A2" office:value-type="string">
            <text:p text:style-name="P20">0.<text:span text:style-name="T38">000315</text:span></text:p>
          </table:table-cell>
          <table:table-cell table:style-name="Table3.C2" office:value-type="string">
            <text:p text:style-name="P57"><text:span text:style-name="Основной_20_шрифт_20_абзаца"><text:span text:style-name="T18">0.000338</text:span></text:span></text:p>
          </table:table-cell>
        </table:table-row>
        <table:table-row>
          <table:table-cell table:style-name="Table3.A2" office:value-type="string">
            <text:p text:style-name="P25">500</text:p>
          </table:table-cell>
          <table:table-cell table:style-name="Table3.A2" office:value-type="string">
            <text:p text:style-name="P22">0.000596</text:p>
          </table:table-cell>
          <table:table-cell table:style-name="Table3.C2" office:value-type="string">
            <text:p text:style-name="P62">0.000686</text:p>
          </table:table-cell>
        </table:table-row>
      </table:table>
      <text:h text:style-name="P76" text:outline-level="1"/>
      <text:h text:style-name="P76" text:outline-level="1"><text:bookmark-start text:name="__RefHeading___Toc2824_2095321262"/>Оценка эффективности по памяти<text:bookmark-end text:name="__RefHeading___Toc2824_2095321262"/></text:h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office:value-type="string">
            <text:p text:style-name="P14">Размер</text:p>
          </table:table-cell>
          <table:table-cell table:style-name="Table4.A1" office:value-type="string">
            <text:p text:style-name="P14">Массив</text:p>
          </table:table-cell>
          <table:table-cell table:style-name="Table4.C1" office:value-type="string">
            <text:p text:style-name="P14">Список</text:p>
          </table:table-cell>
        </table:table-row>
        <table:table-row>
          <table:table-cell table:style-name="Table4.A2" office:value-type="string">
            <text:p text:style-name="P15">10</text:p>
          </table:table-cell>
          <table:table-cell table:style-name="Table4.A2" office:value-type="string">
            <text:p text:style-name="P55"><text:span text:style-name="Основной_20_шрифт_20_абзаца"><text:span text:style-name="T16">40</text:span></text:span></text:p>
          </table:table-cell>
          <table:table-cell table:style-name="Table4.C2" office:value-type="string">
            <text:p text:style-name="P55"><text:span text:style-name="Основной_20_шрифт_20_абзаца"><text:span text:style-name="T16">160</text:span></text:span></text:p>
          </table:table-cell>
        </table:table-row>
        <table:table-row>
          <table:table-cell table:style-name="Table4.A2" office:value-type="string">
            <text:p text:style-name="P15">100</text:p>
          </table:table-cell>
          <table:table-cell table:style-name="Table4.A2" office:value-type="string">
            <text:p text:style-name="P55"><text:span text:style-name="Основной_20_шрифт_20_абзаца"><text:span text:style-name="T16">400</text:span></text:span></text:p>
          </table:table-cell>
          <table:table-cell table:style-name="Table4.C2" office:value-type="string">
            <text:p text:style-name="P23">1600</text:p>
          </table:table-cell>
        </table:table-row>
        <table:table-row>
          <table:table-cell table:style-name="Table4.A2" office:value-type="string">
            <text:p text:style-name="P23">250</text:p>
          </table:table-cell>
          <table:table-cell table:style-name="Table4.A2" office:value-type="string">
            <text:p text:style-name="P23">1000</text:p>
          </table:table-cell>
          <table:table-cell table:style-name="Table4.C2" office:value-type="string">
            <text:p text:style-name="P23">4000</text:p>
          </table:table-cell>
        </table:table-row>
        <table:table-row>
          <table:table-cell table:style-name="Table4.A2" office:value-type="string">
            <text:p text:style-name="P26">500</text:p>
          </table:table-cell>
          <table:table-cell table:style-name="Table4.A2" office:value-type="string">
            <text:p text:style-name="P26">2000</text:p>
          </table:table-cell>
          <table:table-cell table:style-name="Table4.C2" office:value-type="string">
            <text:p text:style-name="P26">8000</text:p>
          </table:table-cell>
        </table:table-row>
      </table:table>
      <text:p text:style-name="P21"/>
      <text:p text:style-name="P17">Из данных таблиц можно сделать вывод, что стек реализованный массивом всегда выигравает по памяти и по времени сортировки. <text:span text:style-name="T37">По памяти лучше работает в 4 раза.</text:span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h text:style-name="P73" text:outline-level="1"><text:bookmark-start text:name="__RefHeading___Toc1383_1273598885"/>Ответы на контрольные вопросы<text:bookmark-end text:name="__RefHeading___Toc1383_1273598885"/></text:h>
      <text:p text:style-name="P36">1. Что такое стек?</text:p>
      <text:p text:style-name="P53"><text:span text:style-name="Основной_20_шрифт_20_абзаца"><text:span text:style-name="T30">Стек – это последовательный список с переменной длиной, в котором включение и исключение элементов происходит только с одной стороны – с его вершины. Стек функционирует по принципу: </text:span></text:span><text:span text:style-name="Основной_20_шрифт_20_абзаца"><text:span text:style-name="T33">LIFO</text:span></text:span><text:span text:style-name="Основной_20_шрифт_20_абзаца"><text:span text:style-name="T30"> - последним пришел – первым ушел,</text:span></text:span></text:p>
      <text:p text:style-name="P36">2. Каким образом и сколько памяти выделяется под хранение стека при различной его реализации?</text:p>
      <text:p text:style-name="P35">Если хранить стек как список, то память выделяется в куче. Если хранить как массив — либо в куче, либо на стеке (зависит от того, динамически или статический массив используется). Для каждого элемента стека, который хранится как список, выделяется на 4 или 8 байт (если брать современные ПК) больше, чем для элемента стека, который хранится как массив. <text:line-break/>Данные байты использованы для хранения указателя на следующий элемент списка. (из-за этого либо 4 либо 8 байт)</text:p>
      <text:p text:style-name="P36">3. Каким образом освобождается память при удалении элемента стека при различной реализации стека?</text:p>
      <text:p text:style-name="P35">Если хранить стек как список, то верхний элемент удаляется при помощи операции освобождения памяти для него и смещением указателя, который указывает на начало стека.<text:line-break/>При хранении стека как массив, память освобождается при завершении программы.</text:p>
      <text:p text:style-name="P36">4. Что происходит с элементами стека при его просмотре?</text:p>
      <text:p text:style-name="P35"><text:soft-page-break/>Элементы стека удаляются, так как каждый раз достается верхний элемент стека, чтобы посмотреть следующий.</text:p>
      <text:p text:style-name="P36">5. Каким образом эффективнее реализовывать стек? От чего это зависит?</text:p>
      <text:p text:style-name="P35">Стек эффективнее реализовать с помощью массива, так как он выигрывает в количестве занимаемой памяти и во времени обработки стека.</text:p>
      <text:p text:style-name="P35">В стеке, реализованном с помощью массива, легче просматривать элементы, сдвигая указатель, а также не надо хранить указатель на следующий элемент, как в списке. </text:p>
      <text:h text:style-name="Заголовок_20_1" text:outline-level="1"><text:bookmark-start text:name="__RefHeading___Toc1505_1224043242"/><text:span text:style-name="Основной_20_шрифт_20_абзаца"><text:span text:style-name="T19">Вывод</text:span></text:span><text:bookmark-end text:name="__RefHeading___Toc1505_1224043242"/></text:h>
      <text:p text:style-name="P63">Если стек реализовать массивом, то он будет выигрывать. Это связанно с тем, что для хранения стека в виде списка требуется память, чтобы хранить указатели.<text:line-break/>Так же при реализация стека в виде массива требуется меньше времени на обработку. Это связанно с тем, что при реализации массивом доступ к нужному элементу получить проще, требуется лишь передвинуть <text:span text:style-name="T39">индекс</text:span>. Если реализовать в виде списка, то требуется время для удаления верхнего элемента (верхушки стека) и перестановки указателя.</text:p>
      <text:p text:style-name="P17">Можно сделать вывод, что для хранения стека лучше использовать массив, это выгоднее и по памяти и по времени.</text:p>
      <text:p text:style-name="P54"><text:span text:style-name="Основной_20_шрифт_20_абзаца"><text:span text:style-name="T10">Так же можно сделать вывод, что в результате тестирования фрагментации памяти не выявлен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Droid Sans Mono1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Segoe UI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Standard" style:default-outline-level="1">
      <style:paragraph-properties fo:margin-top="0.2083in" fo:margin-bottom="0.028in" style:contextual-spacing="false" fo:text-align="start" style:justify-single-word="false" fo:hyphenation-ladder-count="no-limit"/>
      <style:text-properties fo:font-variant="small-caps" fo:font-size="16pt" fo:letter-spacing="0.0035in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Заголовок_20_2" style:display-name="Заголовок 2" style:family="paragraph" style:parent-style-name="Standard" style:default-outline-level="2">
      <style:paragraph-properties fo:margin-top="0.1665in" fo:margin-bottom="0.0555in" style:contextual-spacing="false" fo:text-align="start" style:justify-single-word="false" fo:hyphenation-ladder-count="no-limit"/>
      <style:text-properties fo:font-variant="small-caps" fo:font-size="14pt" fo:letter-spacing="0.0035in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Заголовок_20_3" style:display-name="Заголовок 3" style:family="paragraph" style:parent-style-name="Standard" style:default-outline-level="3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2pt" fo:letter-spacing="0.0035in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Заголовок_20_4" style:display-name="Заголовок 4" style:family="paragraph" style:parent-style-name="Standard" style:default-outline-level="4">
      <style:paragraph-properties fo:margin-top="0.1665in" fo:margin-bottom="0in" style:contextual-spacing="false" fo:text-align="start" style:justify-single-word="false" fo:hyphenation-ladder-count="no-limit"/>
      <style:text-properties fo:font-variant="small-caps" fo:font-size="11pt" fo:letter-spacing="0.0071in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Заголовок_20_5" style:display-name="Заголовок 5" style:family="paragraph" style:parent-style-name="Standard" style:default-outline-level="5">
      <style:paragraph-properties fo:margin-top="0.139in" fo:margin-bottom="0in" style:contextual-spacing="false" fo:text-align="start" style:justify-single-word="false" fo:hyphenation-ladder-count="no-limit"/>
      <style:text-properties fo:font-variant="small-caps" fo:color="#b85a22" loext:opacity="100%" fo:font-size="11pt" fo:letter-spacing="0.0071in" style:font-size-asian="11pt" style:font-size-complex="13pt" fo:hyphenate="false" loext:hyphenation-no-caps="false" loext:hyphenation-no-last-word="false" loext:hyphenation-word-char-count="no-limit" loext:hyphenation-zone="no-limit"/>
    </style:style>
    <style:style style:name="Заголовок_20_6" style:display-name="Заголовок 6" style:family="paragraph" style:parent-style-name="Standard" style:default-outline-level="6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font-size="11pt" fo:letter-spacing="0.0035in" style:font-size-asian="11pt" fo:hyphenate="false" loext:hyphenation-no-caps="false" loext:hyphenation-no-last-word="false" loext:hyphenation-word-char-count="no-limit" loext:hyphenation-zone="no-limit"/>
    </style:style>
    <style:style style:name="Заголовок_20_7" style:display-name="Заголовок 7" style:family="paragraph" style:parent-style-name="Standard" style:default-outline-level="7">
      <style:paragraph-properties fo:margin-top="0in" fo:margin-bottom="0in" style:contextual-spacing="false" fo:text-align="start" style:justify-single-word="false" fo:hyphenation-ladder-count="no-limit"/>
      <style:text-properties fo:font-variant="small-caps" fo:color="#dd8047" loext:opacity="100%" fo:letter-spacing="0.0071in" fo:font-weight="bold" style:font-weight-asian="bold" fo:hyphenate="false" loext:hyphenation-no-caps="false" loext:hyphenation-no-last-word="false" loext:hyphenation-word-char-count="no-limit" loext:hyphenation-zone="no-limit"/>
    </style:style>
    <style:style style:name="Заголовок_20_8" style:display-name="Заголовок 8" style:family="paragraph" style:parent-style-name="Standard" style:default-outline-level="8">
      <style:paragraph-properties fo:margin-top="0in" fo:margin-bottom="0in" style:contextual-spacing="false" fo:text-align="start" style:justify-single-word="false" fo:hyphenation-ladder-count="no-limit"/>
      <style:text-properties fo:font-variant="small-caps" fo:color="#b85a22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9" style:display-name="Заголовок 9" style:family="paragraph" style:parent-style-name="Standard" style:default-outline-level="9">
      <style:paragraph-properties fo:margin-top="0in" fo:margin-bottom="0in" style:contextual-spacing="false" fo:text-align="start" style:justify-single-word="false" fo:hyphenation-ladder-count="no-limit"/>
      <style:text-properties fo:font-variant="small-caps" fo:color="#7a3c16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hyphenation-ladder-count="no-limit"/>
      <style:text-properties fo:text-transform="uppercase" fo:font-size="8pt" fo:font-weight="bold" style:font-size-asian="8pt" style:font-weight-asian="bold" style:font-size-complex="9pt" style:font-weight-complex="bold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0.5in" fo:margin-right="0in" fo:line-height="150%" fo:hyphenation-ladder-count="no-limit" fo:text-indent="0in" style:auto-text-indent="false">
        <style:tab-stops/>
      </style:paragraph-properties>
      <style:text-properties style:font-name="Times New Roman1" fo:font-family="'Times New Roman'" style:font-family-generic="roman" style:font-pitch="variable" fo:font-weight="bold" style:font-name-asian="Times New Roman1" style:font-family-asian="'Times New Roman'" style:font-family-generic-asian="roman" style:font-pitch-asian="variable" style:font-weight-asian="bold" style:font-name-complex="Times New Roman1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Standard_20__28_user_29_" style:display-name="Standard (user)" style:family="paragraph">
      <style:paragraph-properties fo:text-align="justify" style:justify-single-word="false" fo:orphans="2" fo:widows="2" fo:hyphenation-ladder-count="no-limit"/>
      <style:text-properties fo:font-size="12pt" fo:language="ru" fo:country="RU" style:font-name-asian="Calibri" style:font-family-asian="Calibri" style:font-family-generic-asian="swiss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Стандартный_20_HTML" style:display-name="Стандартный HTML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style:font-pitch="fixed" fo:language="ru" fo:country="RU" style:font-name-asian="Times New Roman1" style:font-family-asian="'Times New Roman'" style:font-family-generic-asian="roman" style:font-pitch-asian="variable" style:language-asian="ru" style:country-asian="RU" style:font-name-complex="Courier New" style:font-family-complex="'Courier New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Заголовок" style:family="paragraph" style:parent-style-name="Standard">
      <style:paragraph-properties fo:line-height="100%" fo:text-align="end" style:justify-single-word="false" fo:hyphenation-ladder-count="no-limit" fo:padding-left="0in" fo:padding-right="0in" fo:padding-top="0.0138in" fo:padding-bottom="0in" fo:border-left="none" fo:border-right="none" fo:border-top="1.5pt solid #dd8047" fo:border-bottom="none" style:shadow="none"/>
      <style:text-properties fo:font-variant="small-caps"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Подзаголовок" style:family="paragraph" style:parent-style-name="Standard">
      <style:paragraph-properties fo:margin-top="0in" fo:margin-bottom="0.5in" style:contextual-spacing="false" fo:line-height="100%" fo:text-align="end" style:justify-single-word="false" fo:hyphenation-ladder-count="no-limit"/>
      <style:text-properties style:font-name="Cambria" fo:font-family="Cambria" style:font-family-generic="roman" style:font-pitch="variable" style:font-size-complex="11pt"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 style:parent-style-name="Standard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Цитата_20_2" style:display-name="Цитата 2" style:family="paragraph" style:parent-style-name="Standard">
      <style:paragraph-properties fo:hyphenation-ladder-count="no-limit"/>
      <style:text-properties fo:font-style="italic" style:font-style-asian="italic" fo:hyphenate="false" loext:hyphenation-no-caps="false" loext:hyphenation-no-last-word="false" loext:hyphenation-word-char-count="no-limit" loext:hyphenation-zone="no-limit"/>
    </style:style>
    <style:style style:name="Выделенная_20_цитата" style:display-name="Выделенная цитата" style:family="paragraph" style:parent-style-name="Standard">
      <loext:graphic-properties draw:fill="solid" draw:fill-color="#dd8047" draw:opacity="100%"/>
      <style:paragraph-properties fo:margin-left="1in" fo:margin-right="1in" fo:margin-top="0.0972in" fo:margin-bottom="0.0972in" style:contextual-spacing="false" fo:hyphenation-ladder-count="no-limit" fo:text-indent="0in" style:auto-text-indent="false" fo:background-color="#dd8047" fo:padding="0.139in" fo:border="0.99pt solid #b85a22" style:shadow="none">
        <style:tab-stops/>
      </style:paragraph-properties>
      <style:text-properties fo:color="#ffffff" loext:opacity="100%" fo:font-style="italic" fo:font-weight="bold" style:font-style-asian="italic" style:font-weight-asian="bold" fo:hyphenate="false" loext:hyphenation-no-caps="false" loext:hyphenation-no-last-word="false" loext:hyphenation-word-char-count="no-limit" loext:hyphenation-zone="no-limit"/>
    </style:style>
    <style:style style:name="Заголовок_20_оглавления" style:display-name="Заголовок оглавления" style:family="paragraph" style:parent-style-name="Заголовок_20_1" style:default-outline-level="1" style:list-style-name="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auto-update="true" style:class="index">
      <style:paragraph-properties fo:margin-top="0.25in" fo:margin-bottom="0.25in" style:contextual-spacing="false" fo:text-align="start" style:justify-single-word="false" fo:hyphenation-ladder-count="no-limit"/>
      <style:text-properties fo:text-transform="uppercase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fo:font-weight="bold" style:font-size-asian="11pt" style:font-weight-asian="bold" style:font-size-complex="11pt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variant="small-caps"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5" style:display-name="Contents 5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6" style:display-name="Contents 6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7" style:display-name="Contents 7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8" style:display-name="Contents 8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Contents_20_9" style:display-name="Contents 9" style:family="paragraph" style:parent-style-name="Standard" style:auto-update="true" style:class="index">
      <style:paragraph-properties fo:margin-top="0in" fo:margin-bottom="0in" style:contextual-spacing="false" fo:text-align="start" style:justify-single-word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Endnote" style:family="paragraph" style:parent-style-name="Standard" style:class="extra">
      <style:paragraph-properties fo:margin-top="0in" fo:margin-bottom="0in" style:contextual-spacing="false" fo:line-height="10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Верхний_20_колонтитул" style:display-name="Верх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Нижний_20_колонтитул" style:display-name="Нижний колонтитул" style:family="paragraph" style:parent-style-name="Standard">
      <style:paragraph-properties fo:margin-top="0in" fo:margin-bottom="0in" style:contextual-spacing="false" fo:line-height="100%"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in" fo:margin-bottom="0.0398in" style:contextual-spacing="false" fo:line-height="150%" fo:hyphenation-ladder-count="no-limit"/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 fo:hyphenate="false" loext:hyphenation-no-caps="false" loext:hyphenation-no-last-word="false" loext:hyphenation-word-char-count="no-limit" loext:hyphenation-zone="no-limit"/>
    </style:style>
    <style:style style:name="Указатель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Обычный">
      <style:paragraph-properties fo:margin-top="0.0693in" fo:margin-bottom="0.0693in" style:contextual-spacing="false" fo:orphans="2" fo:widows="2" fo:hyphenation-ladder-count="no-limit" style:vertical-align="auto"/>
      <style:text-properties style:font-name="Times New Roman1" fo:font-family="'Times New Roman'" style:font-family-generic="roman" style:font-pitch="variable" fo:font-size="12pt" fo:language="ru" fo:country="RU" style:font-name-asian="Times New Roman1" style:font-family-asian="'Times New Roman'" style:font-family-generic-asian="roman" style:font-pitch-asian="variable" style:font-size-asian="12pt" style:language-asian="ru" style:country-asian="RU" style:font-name-complex="Times New Roman1" style:font-family-complex="'Times New Roman'" style:font-family-generic-complex="roman" style:font-pitch-complex="variable" style:font-size-complex="12pt" fo:hyphenate="tru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f7b61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fo:language="ru" fo:country="RU" style:font-name-asian="Times New Roman1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Заголовок_20_1_20_Знак" style:display-name="Заголовок 1 Знак" style:family="text" style:parent-style-name="Основной_20_шрифт_20_абзаца">
      <style:text-properties fo:font-variant="small-caps" fo:font-size="16pt" fo:letter-spacing="0.0035in" style:font-size-asian="16pt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fo:font-variant="small-caps" fo:font-size="14pt" fo:letter-spacing="0.0035in" style:font-size-asian="14pt" style:font-size-complex="14pt"/>
    </style:style>
    <style:style style:name="Заголовок_20_3_20_Знак" style:display-name="Заголовок 3 Знак" style:family="text" style:parent-style-name="Основной_20_шрифт_20_абзаца">
      <style:text-properties fo:font-variant="small-caps" fo:font-size="12pt" fo:letter-spacing="0.0035in" style:font-size-asian="12pt" style:font-size-complex="12pt"/>
    </style:style>
    <style:style style:name="Заголовок_20_4_20_Знак" style:display-name="Заголовок 4 Знак" style:family="text" style:parent-style-name="Основной_20_шрифт_20_абзаца">
      <style:text-properties fo:font-variant="small-caps" fo:font-size="11pt" fo:letter-spacing="0.0071in" style:font-size-asian="11pt" style:font-size-complex="11pt"/>
    </style:style>
    <style:style style:name="Заголовок_20_5_20_Знак" style:display-name="Заголовок 5 Знак" style:family="text" style:parent-style-name="Основной_20_шрифт_20_абзаца">
      <style:text-properties fo:font-variant="small-caps" fo:color="#b85a22" loext:opacity="100%" fo:font-size="11pt" fo:letter-spacing="0.0071in" style:font-size-asian="11pt" style:font-size-complex="13pt"/>
    </style:style>
    <style:style style:name="Заголовок_20_6_20_Знак" style:display-name="Заголовок 6 Знак" style:family="text" style:parent-style-name="Основной_20_шрифт_20_абзаца">
      <style:text-properties fo:font-variant="small-caps" fo:color="#dd8047" loext:opacity="100%" fo:font-size="11pt" fo:letter-spacing="0.0035in" style:font-size-asian="11pt"/>
    </style:style>
    <style:style style:name="Заголовок_20_7_20_Знак" style:display-name="Заголовок 7 Знак" style:family="text" style:parent-style-name="Основной_20_шрифт_20_абзаца">
      <style:text-properties fo:font-variant="small-caps" fo:color="#dd8047" loext:opacity="100%" fo:letter-spacing="0.0071in" fo:font-weight="bold" style:font-weight-asian="bold"/>
    </style:style>
    <style:style style:name="Заголовок_20_8_20_Знак" style:display-name="Заголовок 8 Знак" style:family="text" style:parent-style-name="Основной_20_шрифт_20_абзаца">
      <style:text-properties fo:font-variant="small-caps" fo:color="#b85a22" loext:opacity="100%" fo:font-style="italic" fo:font-weight="bold" style:font-style-asian="italic" style:font-weight-asian="bold"/>
    </style:style>
    <style:style style:name="Заголовок_20_9_20_Знак" style:display-name="Заголовок 9 Знак" style:family="text" style:parent-style-name="Основной_20_шрифт_20_абзаца">
      <style:text-properties fo:font-variant="small-caps" fo:color="#7a3c16" loext:opacity="100%" fo:font-style="italic" fo:font-weight="bold" style:font-style-asian="italic" style:font-weight-asian="bold"/>
    </style:style>
    <style:style style:name="Заголовок_20_Знак" style:display-name="Заголовок Знак" style:family="text" style:parent-style-name="Основной_20_шрифт_20_абзаца">
      <style:text-properties fo:font-variant="small-caps" fo:font-size="24pt" style:font-size-asian="24pt" style:font-size-complex="24pt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mbria" fo:font-family="Cambria" style:font-family-generic="roman" style:font-pitch="variable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 style:font-size-complex="11pt"/>
    </style:style>
    <style:style style:name="Строгий" style:family="text">
      <style:text-properties fo:color="#dd8047" loext:opacity="100%" fo:font-weight="bold" style:font-weight-asian="bold"/>
    </style:style>
    <style:style style:name="Выделение" style:family="text">
      <style:text-properties fo:letter-spacing="0.0071in" fo:font-style="italic" fo:font-weight="bold" style:font-style-asian="italic" style:font-weight-asian="bold"/>
    </style:style>
    <style:style style:name="Без_20_интервала_20_Знак" style:display-name="Без интервала Знак" style:family="text" style:parent-style-name="Основной_20_шрифт_20_абзаца"/>
    <style:style style:name="Цитата_20_2_20_Знак" style:display-name="Цитата 2 Знак" style:family="text" style:parent-style-name="Основной_20_шрифт_20_абзаца">
      <style:text-properties fo:font-style="italic" style:font-style-asian="italic"/>
    </style:style>
    <style:style style:name="Выделенная_20_цитата_20_Знак" style:display-name="Выделенная цитата Знак" style:family="text" style:parent-style-name="Основной_20_шрифт_20_абзаца">
      <style:text-properties fo:color="#ffffff" loext:opacity="100%" fo:font-style="italic" fo:background-color="#dd8047" style:font-style-asian="italic"/>
    </style:style>
    <style:style style:name="Слабое_20_выделение" style:display-name="Слабое выделение" style:family="text">
      <style:text-properties fo:font-style="italic" style:font-style-asian="italic"/>
    </style:style>
    <style:style style:name="Сильное_20_выделение" style:display-name="Сильное выделение" style:family="text">
      <style:text-properties fo:color="#dd8047" loext:opacity="100%" fo:letter-spacing="0.0071in" fo:font-style="italic" fo:font-weight="bold" style:font-style-asian="italic" style:font-weight-asian="bold"/>
    </style:style>
    <style:style style:name="Слабая_20_ссылка" style:display-name="Слабая ссылка" style:family="text">
      <style:text-properties fo:font-weight="bold" style:font-weight-asian="bold"/>
    </style:style>
    <style:style style:name="Сильная_20_ссылка" style:display-name="Сильная ссылка" style:family="text">
      <style:text-properties fo:font-variant="small-caps" fo:font-size="11pt" fo:letter-spacing="0.0035in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Название_20_книги" style:display-name="Название книги" style:family="text">
      <style:text-properties style:font-name="Cambria" fo:font-family="Cambria" style:font-family-generic="roman" style:font-pitch="variable" fo:font-size="10pt" fo:font-style="italic" style:font-name-asian="Segoe UI" style:font-family-asian="'Segoe UI'" style:font-family-generic-asian="swiss" style:font-pitch-asian="variable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Текст_20_концевой_20_сноски_20_Знак" style:display-name="Текст концевой сноски Знак" style:family="text" style:parent-style-name="Основной_20_шрифт_20_абзаца"/>
    <style:style style:name="Endnote_20_anchor" style:display-name="Endnote anchor" style:family="text">
      <style:text-properties style:text-position="super 65%"/>
    </style:style>
    <style:style style:name="Endnote_20_Symbol" style:display-name="Endnote Symbol" style:family="text" style:parent-style-name="Основной_20_шрифт_20_абзаца">
      <style:text-properties style:text-position="super 65%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Номер_20_страницы" style:display-name="Номер страницы" style:family="text" style:parent-style-name="Основной_20_шрифт_20_абзаца"/>
    <style:style style:name="apple-converted-space" style:family="text" style:parent-style-name="Основной_20_шрифт_20_абзаца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1" style:display-name="WW_CharLFO10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2" style:display-name="WW_CharLFO10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3" style:display-name="WW_CharLFO10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4" style:display-name="WW_CharLFO10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5" style:display-name="WW_CharLFO10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6" style:display-name="WW_CharLFO10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7" style:display-name="WW_CharLFO10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8" style:display-name="WW_CharLFO10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0LVL9" style:display-name="WW_CharLFO10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fo:language="ru" fo:country="RU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1" style:display-name="WW_CharLFO12LVL1" style:family="text">
      <style:text-properties fo:font-weight="normal" style:font-weight-asian="normal" style:font-weight-complex="normal"/>
    </style:style>
    <style:style style:name="WW_5f_CharLFO12LVL2" style:display-name="WW_CharLFO12LVL2" style:family="text">
      <style:text-properties fo:font-weight="normal" style:font-weight-asian="normal" style:font-weight-complex="normal"/>
    </style:style>
    <style:style style:name="WW_5f_CharLFO12LVL3" style:display-name="WW_CharLFO12LVL3" style:family="text">
      <style:text-properties fo:font-weight="normal" style:font-weight-asian="normal" style:font-weight-complex="normal"/>
    </style:style>
    <style:style style:name="WW_5f_CharLFO12LVL4" style:display-name="WW_CharLFO12LVL4" style:family="text">
      <style:text-properties fo:font-weight="normal" style:font-weight-asian="normal" style:font-weight-complex="normal"/>
    </style:style>
    <style:style style:name="WW_5f_CharLFO12LVL5" style:display-name="WW_CharLFO12LVL5" style:family="text">
      <style:text-properties fo:font-weight="normal" style:font-weight-asian="normal" style:font-weight-complex="normal"/>
    </style:style>
    <style:style style:name="WW_5f_CharLFO12LVL6" style:display-name="WW_CharLFO12LVL6" style:family="text">
      <style:text-properties fo:font-weight="normal" style:font-weight-asian="normal" style:font-weight-complex="normal"/>
    </style:style>
    <style:style style:name="WW_5f_CharLFO12LVL7" style:display-name="WW_CharLFO12LVL7" style:family="text">
      <style:text-properties fo:font-weight="normal" style:font-weight-asian="normal" style:font-weight-complex="normal"/>
    </style:style>
    <style:style style:name="WW_5f_CharLFO12LVL8" style:display-name="WW_CharLFO12LVL8" style:family="text">
      <style:text-properties fo:font-weight="normal" style:font-weight-asian="normal" style:font-weight-complex="normal"/>
    </style:style>
    <style:style style:name="WW_5f_CharLFO12LVL9" style:display-name="WW_CharLFO12LVL9" style:family="text">
      <style:text-properties fo:font-weight="normal" style:font-weight-asian="normal" style:font-weight-complex="normal"/>
    </style:style>
    <style:style style:name="WW_5f_CharLFO14LVL1" style:display-name="WW_CharLFO14LVL1" style:family="text">
      <style:text-properties fo:font-weight="normal" style:font-weight-asian="normal" style:font-weight-complex="normal"/>
    </style:style>
    <style:style style:name="WW_5f_CharLFO14LVL2" style:display-name="WW_CharLFO14LVL2" style:family="text">
      <style:text-properties fo:font-weight="normal" style:font-weight-asian="normal" style:font-weight-complex="normal"/>
    </style:style>
    <style:style style:name="WW_5f_CharLFO14LVL3" style:display-name="WW_CharLFO14LVL3" style:family="text">
      <style:text-properties fo:font-weight="normal" style:font-weight-asian="normal" style:font-weight-complex="normal"/>
    </style:style>
    <style:style style:name="WW_5f_CharLFO14LVL4" style:display-name="WW_CharLFO14LVL4" style:family="text">
      <style:text-properties fo:font-weight="normal" style:font-weight-asian="normal" style:font-weight-complex="normal"/>
    </style:style>
    <style:style style:name="WW_5f_CharLFO14LVL5" style:display-name="WW_CharLFO14LVL5" style:family="text">
      <style:text-properties fo:font-weight="normal" style:font-weight-asian="normal" style:font-weight-complex="normal"/>
    </style:style>
    <style:style style:name="WW_5f_CharLFO14LVL6" style:display-name="WW_CharLFO14LVL6" style:family="text">
      <style:text-properties fo:font-weight="normal" style:font-weight-asian="normal" style:font-weight-complex="normal"/>
    </style:style>
    <style:style style:name="WW_5f_CharLFO14LVL7" style:display-name="WW_CharLFO14LVL7" style:family="text">
      <style:text-properties fo:font-weight="normal" style:font-weight-asian="normal" style:font-weight-complex="normal"/>
    </style:style>
    <style:style style:name="WW_5f_CharLFO14LVL8" style:display-name="WW_CharLFO14LVL8" style:family="text">
      <style:text-properties fo:font-weight="normal" style:font-weight-asian="normal" style:font-weight-complex="normal"/>
    </style:style>
    <style:style style:name="WW_5f_CharLFO14LVL9" style:display-name="WW_CharLFO14LVL9" style:family="text">
      <style:text-properties fo:font-weight="normal" style:font-weight-asian="normal" style:font-weight-complex="normal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Graphics">
      <style:graphic-properties style:wrap="none" style:vertical-pos="from-top" style:vertical-rel="paragraph" style:horizontal-pos="right" style:horizontal-rel="page-content" fo:background-color="transparent" draw:fill="none" draw:fill-color="#ffffff" fo:padding="0in" fo:border="none" style:writing-mode="lr-tb" draw:textarea-vertical-align="top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Надпись 1" text:anchor-type="paragraph" svg:y="0.0008in" svg:width="0.0161in" style:rel-width="scale" svg:height="0in" style:rel-height="scale" draw:z-index="6"><draw:text-box><text:p text:style-name="Нижний_20_колонтитул"><text:span text:style-name="Номер_20_страницы"><text:page-number text:select-page="current">8</text:page-number></text:span></text:p></draw:text-box></draw:frame></text:p>
        <text:p text:style-name="MP1"/>
      </style:footer>
    </style:master-page>
    <style:master-page style:name="MPF0" style:page-layout-name="Mpm3" draw:style-name="Mdp1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meta:initial-creator>Julia</meta:initial-creator>
    <meta:creation-date>2020-11-18T06:40:00Z</meta:creation-date>
    <dc:date>2022-10-29T14:10:37.881691870</dc:date>
    <meta:print-date>2019-11-26T17:37:00Z</meta:print-date>
    <meta:editing-cycles>20</meta:editing-cycles>
    <meta:editing-duration>PT3H10M20S</meta:editing-duration>
    <meta:document-statistic meta:table-count="4" meta:image-count="1" meta:object-count="0" meta:page-count="8" meta:paragraph-count="156" meta:word-count="988" meta:character-count="6957" meta:non-whitespace-character-count="60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